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" svg:font-family="'times new roman'" style:font-family-generic="roman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style:font-name="times new roman" fo:font-size="14pt" style:font-size-asian="14pt" style:font-size-complex="14pt"/>
    </style:style>
    <style:style style:name="P3" style:family="paragraph" style:parent-style-name="List_20_Paragraph" style:list-style-name="WWNum2">
      <style:text-properties officeooo:paragraph-rsid="00123814"/>
    </style:style>
    <style:style style:name="P4" style:family="paragraph" style:parent-style-name="List_20_Paragraph" style:list-style-name="WWNum2">
      <style:text-properties officeooo:rsid="00123814" officeooo:paragraph-rsid="00123814"/>
    </style:style>
    <style:style style:name="P5" style:family="paragraph" style:parent-style-name="List_20_Paragraph" style:list-style-name="WWNum2">
      <style:text-properties officeooo:rsid="0017bb85" officeooo:paragraph-rsid="0017bb85"/>
    </style:style>
    <style:style style:name="P6" style:family="paragraph" style:parent-style-name="List_20_Paragraph" style:list-style-name="WWNum2"/>
    <style:style style:name="P7" style:family="paragraph" style:parent-style-name="List_20_Paragraph" style:list-style-name="WWNum2">
      <style:text-properties style:font-name="Times New Roman" fo:font-size="14pt" officeooo:paragraph-rsid="001373a2"/>
    </style:style>
    <style:style style:name="P8" style:family="paragraph" style:parent-style-name="List_20_Paragraph" style:list-style-name="WWNum2">
      <style:text-properties style:font-name="Times New Roman" fo:font-size="14pt" fo:language="be" fo:country="BY" officeooo:rsid="001823f2" officeooo:paragraph-rsid="001823f2" style:font-size-asian="14pt" style:font-name-complex="Times New Roman1" style:font-size-complex="14pt"/>
    </style:style>
    <style:style style:name="P9" style:family="paragraph" style:parent-style-name="List_20_Paragraph" style:list-style-name="WWNum2">
      <style:text-properties style:font-name="Times New Roman" fo:font-size="14pt" fo:language="be" fo:country="BY" officeooo:rsid="001373a2" officeooo:paragraph-rsid="001373a2" style:font-size-asian="14pt" style:font-name-complex="Times New Roman1" style:font-size-complex="14pt"/>
    </style:style>
    <style:style style:name="P10" style:family="paragraph" style:parent-style-name="List_20_Paragraph" style:list-style-name="WWNum2">
      <style:text-properties officeooo:paragraph-rsid="001823f2"/>
    </style:style>
    <style:style style:name="P11" style:family="paragraph" style:parent-style-name="Standard">
      <style:text-properties style:font-name="Times New Roman" fo:font-size="14pt" fo:language="be" fo:country="BY" style:font-size-asian="14pt" style:font-name-complex="Times New Roman1" style:font-size-complex="14pt"/>
    </style:style>
    <style:style style:name="T1" style:family="text">
      <style:text-properties style:font-name="Times New Roman" fo:font-size="14pt" fo:language="be" fo:country="BY" style:font-size-asian="14pt" style:font-name-complex="Times New Roman1" style:font-size-complex="14pt"/>
    </style:style>
    <style:style style:name="T2" style:family="text">
      <style:text-properties style:font-name="Times New Roman" fo:font-size="14pt" fo:language="be" fo:country="BY" officeooo:rsid="0017bb85" style:font-size-asian="14pt" style:font-name-complex="Times New Roman1" style:font-size-complex="14pt"/>
    </style:style>
    <style:style style:name="T3" style:family="text">
      <style:text-properties style:font-name="Times New Roman" fo:font-size="14pt" fo:language="ru" fo:country="RU" style:font-size-asian="14pt" style:font-name-complex="Times New Roman1" style:font-size-complex="14pt"/>
    </style:style>
    <style:style style:name="T4" style:family="text">
      <style:text-properties fo:font-family="'Times new roman'" style:font-family-generic="roman" fo:font-size="14pt" fo:language="be" fo:country="BY" style:font-size-asian="14pt" style:font-name-complex="Times New Roman1" style:font-size-complex="14pt"/>
    </style:style>
    <style:style style:name="T5" style:family="text">
      <style:text-properties fo:font-family="'Times new roman'" style:font-family-generic="roman" fo:font-size="14pt" style:font-size-asian="14pt" style:font-size-complex="14pt"/>
    </style:style>
    <style:style style:name="T6" style:family="text">
      <style:text-properties fo:font-family="'Liberation Serif'" style:font-family-generic="roman" style:font-pitch="variable" fo:font-size="14pt" style:font-size-asian="14pt" style:font-size-complex="14pt"/>
    </style:style>
    <style:style style:name="T7" style:family="text">
      <style:text-properties fo:language="be" fo:country="BY" style:font-name-complex="Times New Roman1"/>
    </style:style>
    <style:style style:name="T8" style:family="text">
      <style:text-properties fo:language="be" fo:country="BY" officeooo:rsid="0017bb85" style:font-name-complex="Times New Roman1"/>
    </style:style>
    <style:style style:name="T9" style:family="text">
      <style:text-properties style:font-name="Times New Roman" fo:font-size="14pt" style:font-size-asian="14pt" style:font-name-complex="Times New Roman1" style:font-size-complex="14pt"/>
    </style:style>
    <style:style style:name="T10" style:family="text">
      <style:text-properties style:font-name="Times New Roman" fo:font-size="14pt" fo:language="be" fo:country="BY" officeooo:rsid="00123814" style:font-size-asian="14pt" style:font-name-complex="Times New Roman1" style:font-size-complex="14pt"/>
    </style:style>
    <style:style style:name="T11" style:family="text">
      <style:text-properties style:use-window-font-color="true" loext:opacity="0%" fo:font-family="'Liberation Serif'" style:font-family-generic="roman" style:font-pitch="variable" fo:font-size="14pt" fo:font-weight="normal" fo:background-color="transparent" loext:char-shading-value="0" style:font-size-asian="14pt" style:font-size-complex="14pt"/>
    </style:style>
    <style:style style:name="T12" style:family="text">
      <style:text-properties style:use-window-font-color="true" loext:opacity="0%" fo:font-family="'Liberation Serif'" style:font-family-generic="roman" style:font-pitch="variable" fo:font-size="14pt" fo:font-weight="normal" officeooo:rsid="00123814" fo:background-color="transparent" loext:char-shading-value="0" style:font-size-asian="14pt" style:font-size-complex="14pt"/>
    </style:style>
    <style:style style:name="T13" style:family="text">
      <style:text-properties style:use-window-font-color="true" loext:opacity="0%" fo:font-family="'Liberation Serif'" style:font-family-generic="roman" style:font-pitch="variable" fo:font-size="14pt" fo:font-weight="normal" officeooo:rsid="0017bb85" fo:background-color="transparent" loext:char-shading-value="0" style:font-size-asian="14pt" style:font-size-complex="14pt"/>
    </style:style>
    <style:style style:name="T14" style:family="text">
      <style:text-properties fo:language="be" fo:country="BY" officeooo:rsid="0017bb85" style:font-size-asian="14pt" style:font-name-complex="Times New Roman1" style:font-size-complex="14pt"/>
    </style:style>
    <style:style style:name="T15" style:family="text">
      <style:text-properties fo:language="be" fo:country="BY" officeooo:rsid="00123814" style:font-size-asian="14pt" style:font-name-complex="Times New Roman1" style:font-size-complex="14pt"/>
    </style:style>
    <style:style style:name="T16" style:family="text">
      <style:text-properties style:use-window-font-color="true" loext:opacity="0%" fo:font-family="'Liberation Serif'" style:font-family-generic="roman" style:font-pitch="variable" fo:language="be" fo:country="BY" fo:font-weight="normal" officeooo:rsid="001373a2" fo:background-color="transparent" loext:char-shading-value="0" style:font-size-asian="14pt" style:font-name-complex="Times New Roman1" style:font-size-complex="14pt"/>
    </style:style>
    <style:style style:name="T17" style:family="text">
      <style:text-properties style:font-name="Times New Roman" fo:font-size="14pt" fo:language="be" fo:country="BY" officeooo:rsid="001373a2" style:font-size-asian="14pt" style:font-name-complex="Times New Roman1" style:font-size-complex="14pt"/>
    </style:style>
    <style:style style:name="T18" style:family="text">
      <style:text-properties style:font-name="Times New Roman" fo:font-size="14pt" fo:language="be" fo:country="BY" officeooo:rsid="001823f2" style:font-size-asian="14pt" style:font-name-complex="Times New Roman1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Лабараторная работа </text:span><text:span text:style-name="T2">3</text:span></text:p>
      <text:p text:style-name="Standard" loext:marker-style-name="T3"><text:span text:style-name="T1">Умова:</text:span><text:span text:style-name="T4"> </text:span><text:span text:style-name="T5">В</text:span><text:span text:style-name="T6"> массиве структур хранится информация о детях детского сада. Элементом структуры является объединение, в котором хранится следующая информация: последнее заболевание ребёнка (грипп, ангина и т. д.) и имя участкового врача. Если ребёнок находился в больнице, то и номер больницы, её адрес и фамилия лечащего врача. По запросу из командной строки вывести в алфавитном порядке фамилии детей, имеющих данное заболевание.</text:span></text:p>
      <text:p text:style-name="P2"><text:span text:style-name="T7">Функцыя write_children_to_file(filename, children, number_of_children, </text:span><text:span text:style-name="T8">mode</text:span><text:span text:style-name="T7">);</text:span></text:p>
      <text:p text:style-name="Standard" loext:marker-style-name="T1"><text:span text:style-name="T1">Пачатак</text:span><text:span text:style-name="T3">.</text:span></text:p>
      <text:list text:style-name="WWNum2">
        <text:list-item>
          <text:p text:style-name="P3" loext:marker-style-name="T9"><text:span text:style-name="T1">Аб’явіць зменныя: </text:span><text:span text:style-name="T2">filename – імя файла. </text:span><text:span text:style-name="T10">children – масіў структур для ўліку дзяцей, </text:span><text:span text:style-name="T11">number_of_children – </text:span><text:span text:style-name="T12">колькасць дзяцей, </text:span><text:span text:style-name="T13">mode – зменная для выбару рэжыма адкрывання файла</text:span><text:span text:style-name="T1">.</text:span></text:p>
        </text:list-item>
        <text:list-item>
          <text:p text:style-name="P4" loext:marker-style-name="T1"><text:span text:style-name="T1">FILE *f = fopen(filename, mode)</text:span></text:p>
        </text:list-item>
        <text:list-item>
          <text:p text:style-name="P5" loext:marker-style-name="T1"><text:span text:style-name="T1">Калі f = NULL, канец. </text:span></text:p>
        </text:list-item>
        <text:list-item>
          <text:p text:style-name="P6" loext:marker-style-name="T1"><text:span text:style-name="T1">Цыкл з параметрам </text:span><text:span text:style-name="T10">i ад 0 да number_of_children</text:span><text:span text:style-name="T1">.</text:span></text:p>
        </text:list-item>
        <text:list-item>
          <text:p text:style-name="P7" loext:marker-style-name="T1"><text:span text:style-name="T14">Прысвоіць значэнне </text:span><text:span text:style-name="T15"><text:s/></text:span><text:span text:style-name="T16">Child *c = &amp;children[i];</text:span></text:p>
        </text:list-item>
        <text:list-item>
          <text:p text:style-name="P6" loext:marker-style-name="T9"><text:span text:style-name="T17">Калі </text:span><text:span text:style-name="T18">c -&gt; was_hospitalized вывесці значэнне i+1, </text:span><text:span text:style-name="T18">c-&gt;first_name, c-&gt;surname, c-&gt;age, "yes", c-&gt;health_information.hospital.illness, c-&gt;health_information.hospital.attending_doctor, c-&gt;health_information.hospital.adress, c-&gt;health_information.hospital.hospital_number у файл filename.</text:span></text:p>
        </text:list-item>
        <text:list-item>
          <text:p text:style-name="P8" loext:marker-style-name="T9">Іначай вывесці значэнне i+1, c-&gt;first_name, c-&gt;surname, c-&gt;age, "no", c-&gt;health_information.local.illness, c-&gt;health_information.local.local_doctor, у файл filename.</text:p>
        </text:list-item>
        <text:list-item>
          <text:p text:style-name="P9" loext:marker-style-name="T9">Канец цыклу па і.</text:p>
        </text:list-item>
        <text:list-item>
          <text:p text:style-name="P10" loext:marker-style-name="T1"><text:span text:style-name="T18">Закрыць файл filename fclose(filename);</text:span></text:p>
        </text:list-item>
        <text:list-item>
          <text:p text:style-name="P6" loext:marker-style-name="T1"><text:span text:style-name="T1">Канец.</text:span><text:span text:style-name="T1"/></text:p>
        </text:list-item>
      </text:list>
      <text:p text:style-name="Standard" loext:marker-style-name="T1"><text:span text:style-name="T1"><text:s text:c="5"/></text:span><text:span text:style-name="T1"/></text:p>
      <text:p text:style-name="P11" loext:marker-style-name="T1"/>
      <text:p text:style-name="Standard" loext:marker-style-name="T1"><text:span text:style-name="T1"><text:s text:c="5"/></text:span><text:span text:style-name="T1"/></text:p>
      <text:p text:style-name="P11" loext:marker-style-name="T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true" style:font-name-asian="Calibri1" style:font-size-asian="11pt" style:language-asian="en" style:country-asian="US" style:font-family-complex="'Noto Sans'" style:font-family-generic-complex="system" style:font-pitch-complex="variable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letter-kerning="true" style:font-name-asian="Calibri1" style:font-size-asian="11pt" style:language-asian="en" style:country-asian="US" style:font-name-complex="Noto Sans Arabic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loext:linked-style-name="Заголовок_20_1_20_Знак" style:default-outline-level="1" style:list-style-name="" style:class="chapter">
      <style:paragraph-properties fo:margin-top="0.25in" fo:margin-bottom="0.0555in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20pt" style:font-name-asian="Calibri1" style:font-family-asian="Calibri" style:font-family-generic-asian="system" style:font-pitch-asian="variable" style:font-size-asian="20pt" style:font-name-complex="Noto Sans Arabic" style:font-family-complex="'Noto Sans Arabic'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Заголовок_20_2_20_Знак" style:default-outline-level="2" style:list-style-name="" style:class="chapter">
      <style:paragraph-properties fo:margin-top="0.111in" fo:margin-bottom="0.0555in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Noto Sans Arabic" style:font-family-complex="'Noto Sans Arabic'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loext:linked-style-name="Заголовок_20_3_20_Знак" style:default-outline-level="3" style:list-style-name="" style:class="chapter">
      <style:paragraph-properties fo:margin-top="0.111in" fo:margin-bottom="0.0555in" style:contextual-spacing="false" fo:keep-together="always" fo:keep-with-next="always"/>
      <style:text-properties fo:color="#2f5496" loext:opacity="100%" fo:font-size="14pt" style:font-name-asian="Calibri1" style:font-family-asian="Calibri" style:font-family-generic-asian="system" style:font-pitch-asian="variable" style:font-size-asian="14pt" style:font-name-complex="Noto Sans Arabic" style:font-family-complex="'Noto Sans Arabic'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" style:display-name="Heading 4" style:family="paragraph" style:parent-style-name="Standard" style:next-style-name="Standard" loext:linked-style-name="Заголовок_20_4_20_Знак" style:default-outline-level="4" style:list-style-name="" style:class="chapter">
      <style:paragraph-properties fo:margin-top="0.0555in" fo:margin-bottom="0.028in" style:contextual-spacing="false" fo:keep-together="always" fo:keep-with-next="always"/>
      <style:text-properties fo:color="#2f5496" loext:opacity="100%" fo:font-style="italic" style:font-name-asian="Calibri1" style:font-family-asian="Calibri" style:font-family-generic-asian="system" style:font-pitch-asian="variable" style:font-style-asian="italic" style:font-name-complex="Noto Sans Arabic" style:font-family-complex="'Noto Sans Arabic'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" style:display-name="Heading 5" style:family="paragraph" style:parent-style-name="Standard" style:next-style-name="Standard" loext:linked-style-name="Заголовок_20_5_20_Знак" style:default-outline-level="5" style:list-style-name="" style:class="chapter">
      <style:paragraph-properties fo:margin-top="0.0555in" fo:margin-bottom="0.028in" style:contextual-spacing="false" fo:keep-together="always" fo:keep-with-next="always"/>
      <style:text-properties fo:color="#2f5496" loext:opacity="100%" style:font-name-asian="Calibri1" style:font-family-asian="Calibri" style:font-family-generic-asian="system" style:font-pitch-asian="variable" style:font-name-complex="Noto Sans Arabic" style:font-family-complex="'Noto Sans Arabic'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Заголовок_20_6_20_Знак" style:default-outline-level="6" style:list-style-name="" style:class="chapter">
      <style:paragraph-properties fo:margin-top="0.028in" fo:margin-bottom="0in" style:contextual-spacing="false" fo:keep-together="always" fo:keep-with-next="always"/>
      <style:text-properties fo:color="#595959" loext:opacity="100%" fo:font-style="italic" style:font-name-asian="Calibri1" style:font-family-asian="Calibri" style:font-family-generic-asian="system" style:font-pitch-asian="variable" style:font-style-asian="italic" style:font-name-complex="Noto Sans Arabic" style:font-family-complex="'Noto Sans Arabic'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Заголовок_20_7_20_Знак" style:default-outline-level="7" style:list-style-name="" style:class="chapter">
      <style:paragraph-properties fo:margin-top="0.028in" fo:margin-bottom="0in" style:contextual-spacing="false" fo:keep-together="always" fo:keep-with-next="always"/>
      <style:text-properties fo:color="#595959" loext:opacity="100%" style:font-name-asian="Calibri1" style:font-family-asian="Calibri" style:font-family-generic-asian="system" style:font-pitch-asian="variable" style:font-name-complex="Noto Sans Arabic" style:font-family-complex="'Noto Sans Arabic'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Заголовок_20_8_20_Знак" style:default-outline-level="8" style:list-style-name="" style:class="chapter">
      <style:paragraph-properties fo:margin-top="0in" fo:margin-bottom="0in" style:contextual-spacing="false" fo:keep-together="always" fo:keep-with-next="always"/>
      <style:text-properties fo:color="#272727" loext:opacity="100%" fo:font-style="italic" style:font-name-asian="Calibri1" style:font-family-asian="Calibri" style:font-family-generic-asian="system" style:font-pitch-asian="variable" style:font-style-asian="italic" style:font-name-complex="Noto Sans Arabic" style:font-family-complex="'Noto Sans Arabic'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" style:display-name="Heading 9" style:family="paragraph" style:parent-style-name="Standard" style:next-style-name="Standard" loext:linked-style-name="Заголовок_20_9_20_Знак" style:default-outline-level="9" style:list-style-name="" style:class="chapter">
      <style:paragraph-properties fo:margin-top="0in" fo:margin-bottom="0in" style:contextual-spacing="false" fo:keep-together="always" fo:keep-with-next="always"/>
      <style:text-properties fo:color="#272727" loext:opacity="100%" style:font-name-asian="Calibri1" style:font-family-asian="Calibri" style:font-family-generic-asian="system" style:font-pitch-asian="variable" style:font-name-complex="Noto Sans Arabic" style:font-family-complex="'Noto Sans Arabic'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" style:family="paragraph" style:parent-style-name="Standard" style:next-style-name="Standard" loext:linked-style-name="Заголовок_20_Знак" style:class="chapter">
      <style:paragraph-properties fo:margin-top="0in" fo:margin-bottom="0.0555in" style:contextual-spacing="true" fo:line-height="100%"/>
      <style:text-properties style:font-name="Calibri Light" fo:font-family="'Calibri Light'" style:font-family-generic="roman" style:font-pitch="variable" fo:font-size="28pt" fo:letter-spacing="-0.0071in" style:letter-kerning="true" style:font-name-asian="Calibri1" style:font-family-asian="Calibri" style:font-family-generic-asian="system" style:font-pitch-asian="variable" style:font-size-asian="28pt" style:font-name-complex="Noto Sans Arabic" style:font-family-complex="'Noto Sans Arabic'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Подзаголовок_20_Знак" style:class="chapter">
      <style:text-properties fo:color="#595959" loext:opacity="100%" fo:font-size="14pt" fo:letter-spacing="0.0102in" style:font-name-asian="Calibri1" style:font-family-asian="Calibri" style:font-family-generic-asian="system" style:font-pitch-asian="variable" style:font-size-asian="14pt" style:font-name-complex="Noto Sans Arabic" style:font-family-complex="'Noto Sans Arabic'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" style:family="paragraph" style:parent-style-name="Standard" style:next-style-name="Standard" loext:linked-style-name="Цитата_20_2_20_Знак">
      <style:paragraph-properties fo:margin-top="0.111in" fo:margin-bottom="0.111in" style:contextual-spacing="false" fo:text-align="center" style:justify-single-word="false"/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/>
    </style:style>
    <style:style style:name="Intense_20_Quote" style:display-name="Intense Quote" style:family="paragraph" style:parent-style-name="Standard" style:next-style-name="Standard" loext:linked-style-name="Выделенная_20_цитата_20_Знак">
      <style:paragraph-properties fo:margin-left="0.6in" fo:margin-right="0.6in" fo:margin-top="0.25in" fo:margin-bottom="0.25in" style:contextual-spacing="false" fo:text-align="center" style:justify-single-word="false" fo:padding-left="0in" fo:padding-right="0in" fo:padding-top="0.139in" fo:padding-bottom="0.139in" fo:border-left="none" fo:border-right="none" fo:border-top="0.51pt solid #2f5496" fo:border-bottom="0.51pt solid #2f5496"/>
      <style:text-properties fo:color="#2f5496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 loext:linked-style-name="Heading_20_1">
      <style:text-properties fo:color="#2f5496" loext:opacity="100%" style:font-name="Calibri Light" fo:font-family="'Calibri Light'" style:font-family-generic="roman" style:font-pitch="variable" fo:font-size="20pt" style:font-name-asian="Calibri1" style:font-family-asian="Calibri" style:font-family-generic-asian="system" style:font-pitch-asian="variable" style:font-size-asian="20pt" style:font-name-complex="Noto Sans Arabic" style:font-family-complex="'Noto Sans Arabic'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2_20_Знак" style:display-name="Заголовок 2 Знак" style:family="text" style:parent-style-name="Default_20_Paragraph_20_Font" loext:linked-style-name="Heading_20_2"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Noto Sans Arabic" style:font-family-complex="'Noto Sans Arabic'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3_20_Знак" style:display-name="Заголовок 3 Знак" style:family="text" style:parent-style-name="Default_20_Paragraph_20_Font" loext:linked-style-name="Heading_20_3">
      <style:text-properties fo:color="#2f5496" loext:opacity="100%" fo:font-size="14pt" style:font-name-asian="Calibri1" style:font-family-asian="Calibri" style:font-family-generic-asian="system" style:font-pitch-asian="variable" style:font-size-asian="14pt" style:font-name-complex="Noto Sans Arabic" style:font-family-complex="'Noto Sans Arabic'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4_20_Знак" style:display-name="Заголовок 4 Знак" style:family="text" style:parent-style-name="Default_20_Paragraph_20_Font" loext:linked-style-name="Heading_20_4">
      <style:text-properties fo:color="#2f5496" loext:opacity="100%" fo:font-style="italic" style:font-name-asian="Calibri1" style:font-family-asian="Calibri" style:font-family-generic-asian="system" style:font-pitch-asian="variable" style:font-style-asian="italic" style:font-name-complex="Noto Sans Arabic" style:font-family-complex="'Noto Sans Arabic'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5_20_Знак" style:display-name="Заголовок 5 Знак" style:family="text" style:parent-style-name="Default_20_Paragraph_20_Font" loext:linked-style-name="Heading_20_5">
      <style:text-properties fo:color="#2f5496" loext:opacity="100%" style:font-name-asian="Calibri1" style:font-family-asian="Calibri" style:font-family-generic-asian="system" style:font-pitch-asian="variable" style:font-name-complex="Noto Sans Arabic" style:font-family-complex="'Noto Sans Arabic'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6_20_Знак" style:display-name="Заголовок 6 Знак" style:family="text" style:parent-style-name="Default_20_Paragraph_20_Font" loext:linked-style-name="Heading_20_6">
      <style:text-properties fo:color="#595959" loext:opacity="100%" fo:font-style="italic" style:font-name-asian="Calibri1" style:font-family-asian="Calibri" style:font-family-generic-asian="system" style:font-pitch-asian="variable" style:font-style-asian="italic" style:font-name-complex="Noto Sans Arabic" style:font-family-complex="'Noto Sans Arabic'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Заголовок_20_7_20_Знак" style:display-name="Заголовок 7 Знак" style:family="text" style:parent-style-name="Default_20_Paragraph_20_Font" loext:linked-style-name="Heading_20_7">
      <style:text-properties fo:color="#595959" loext:opacity="100%" style:font-name-asian="Calibri1" style:font-family-asian="Calibri" style:font-family-generic-asian="system" style:font-pitch-asian="variable" style:font-name-complex="Noto Sans Arabic" style:font-family-complex="'Noto Sans Arabic'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Заголовок_20_8_20_Знак" style:display-name="Заголовок 8 Знак" style:family="text" style:parent-style-name="Default_20_Paragraph_20_Font" loext:linked-style-name="Heading_20_8">
      <style:text-properties fo:color="#272727" loext:opacity="100%" fo:font-style="italic" style:font-name-asian="Calibri1" style:font-family-asian="Calibri" style:font-family-generic-asian="system" style:font-pitch-asian="variable" style:font-style-asian="italic" style:font-name-complex="Noto Sans Arabic" style:font-family-complex="'Noto Sans Arabic'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Заголовок_20_9_20_Знак" style:display-name="Заголовок 9 Знак" style:family="text" style:parent-style-name="Default_20_Paragraph_20_Font" loext:linked-style-name="Heading_20_9">
      <style:text-properties fo:color="#272727" loext:opacity="100%" style:font-name-asian="Calibri1" style:font-family-asian="Calibri" style:font-family-generic-asian="system" style:font-pitch-asian="variable" style:font-name-complex="Noto Sans Arabic" style:font-family-complex="'Noto Sans Arabic'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Заголовок_20_Знак" style:display-name="Заголовок Знак" style:family="text" style:parent-style-name="Default_20_Paragraph_20_Font" loext:linked-style-name="Title">
      <style:text-properties style:font-name="Calibri Light" fo:font-family="'Calibri Light'" style:font-family-generic="roman" style:font-pitch="variable" fo:font-size="28pt" fo:letter-spacing="-0.0071in" style:letter-kerning="true" style:font-name-asian="Calibri1" style:font-family-asian="Calibri" style:font-family-generic-asian="system" style:font-pitch-asian="variable" style:font-size-asian="28pt" style:font-name-complex="Noto Sans Arabic" style:font-family-complex="'Noto Sans Arabic'" style:font-family-generic-complex="system" style:font-pitch-complex="variable" style:font-size-complex="28pt"/>
    </style:style>
    <style:style style:name="Подзаголовок_20_Знак" style:display-name="Подзаголовок Знак" style:family="text" style:parent-style-name="Default_20_Paragraph_20_Font" loext:linked-style-name="Subtitle">
      <style:text-properties fo:color="#595959" loext:opacity="100%" fo:font-size="14pt" fo:letter-spacing="0.0102in" style:font-name-asian="Calibri1" style:font-family-asian="Calibri" style:font-family-generic-asian="system" style:font-pitch-asian="variable" style:font-size-asian="14pt" style:font-name-complex="Noto Sans Arabic" style:font-family-complex="'Noto Sans Arabic'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Цитата_20_2_20_Знак" style:display-name="Цитата 2 Знак" style:family="text" style:parent-style-name="Default_20_Paragraph_20_Font" loext:linked-style-name="Quote"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2f5496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Выделенная_20_цитата_20_Знак" style:display-name="Выделенная цитата Знак" style:family="text" style:parent-style-name="Default_20_Paragraph_20_Font" loext:linked-style-name="Intense_20_Quote">
      <style:text-properties fo:color="#2f5496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2f5496" loext:opacity="100%" fo:letter-spacing="0.0035in" fo:font-weight="bold" style:font-weight-asian="bold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Arkadz Minkevich</meta:initial-creator>
    <meta:editing-cycles>9</meta:editing-cycles>
    <meta:creation-date>2025-12-06T08:54:00</meta:creation-date>
    <dc:date>2026-03-19T17:28:43.463002094</dc:date>
    <meta:editing-duration>PT59M47S</meta:editing-duration>
    <meta:generator>LibreOffice/25.8.5.2$Linux_X86_64 LibreOffice_project/580$Build-2</meta:generator>
    <meta:document-statistic meta:table-count="0" meta:image-count="0" meta:object-count="0" meta:page-count="1" meta:paragraph-count="16" meta:word-count="164" meta:character-count="1387" meta:non-whitespace-character-count="1231"/>
    <meta:user-defined meta:name="AppVersion">16.0000</meta:user-defined>
    <meta:template xlink:type="simple" xlink:actuate="onRequest" xlink:title="Normal" xlink:href=""/>
  </office:meta>
</office:document-meta>
</file>